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fill-color="#ffff66" draw:opacity="50%" draw:textarea-vertical-align="middle" draw:shadow-opacity="50%"/>
    </style:style>
    <style:style style:name="gr2" style:family="graphic" style:parent-style-name="objectwithoutfill">
      <style:graphic-properties draw:fill="solid" draw:opacity="50%" draw:textarea-vertical-align="middle" draw:shadow-opacity="50%"/>
    </style:style>
    <style:style style:name="gr3" style:family="graphic" style:parent-style-name="objectwithoutfill">
      <style:graphic-properties draw:fill="solid" draw:fill-color="#669900" draw:opacity="50%" draw:textarea-vertical-align="middle" draw:shadow-opacity="50%"/>
    </style:style>
    <style:style style:name="gr4" style:family="graphic" style:parent-style-name="standard">
      <style:graphic-properties draw:stroke="none" draw:fill="none" draw:fill-color="#ffffff" draw:auto-grow-width="true" fo:min-height="2.754cm" fo:min-width="7.333cm"/>
    </style:style>
    <style:style style:name="gr5" style:family="graphic" style:parent-style-name="standard">
      <style:graphic-properties draw:stroke="none" draw:fill="none" draw:fill-color="#ffffff" draw:auto-grow-width="true" fo:min-height="1.705cm" fo:min-width="5.4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 fo:font-weight="bold" style:font-weight-asian="bold" style:font-weight-complex="bold"/>
    </style:style>
    <style:style style:name="T1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10.29cm" svg:height="10.29cm" svg:x="5.953cm" svg:y="6.08cm">
          <text:p/>
        </draw:circle>
        <draw:circle draw:style-name="gr2" draw:text-style-name="P1" draw:layer="layout" svg:width="10.29cm" svg:height="10.29cm" svg:x="9.063cm" svg:y="1.44cm">
          <text:p/>
        </draw:circle>
        <draw:circle draw:style-name="gr3" draw:text-style-name="P1" draw:layer="layout" svg:width="10.29cm" svg:height="10.29cm" svg:x="2.488cm" svg:y="1.44cm">
          <text:p/>
        </draw:circle>
        <draw:frame draw:style-name="gr4" draw:text-style-name="P1" draw:layer="layout" svg:width="7.833cm" svg:height="3.004cm" svg:x="2.057cm" svg:y="4.175cm">
          <draw:text-box>
            <text:p text:style-name="P1">프로그래밍</text:p>
            <text:p text:style-name="P1">기술</text:p>
          </draw:text-box>
        </draw:frame>
        <draw:frame draw:style-name="gr4" draw:text-style-name="P1" draw:layer="layout" svg:width="7.833cm" svg:height="3.004cm" svg:x="12.027cm" svg:y="4.188cm">
          <draw:text-box>
            <text:p text:style-name="P1">수학/통계학</text:p>
            <text:p text:style-name="P1">지식</text:p>
          </draw:text-box>
        </draw:frame>
        <draw:frame draw:style-name="gr4" draw:text-style-name="P1" draw:layer="layout" svg:width="7.833cm" svg:height="3.004cm" svg:x="7.455cm" svg:y="12.339cm">
          <draw:text-box>
            <text:p text:style-name="P1">특정분야</text:p>
            <text:p text:style-name="P1">전문지식</text:p>
          </draw:text-box>
        </draw:frame>
        <draw:frame draw:style-name="gr5" draw:text-style-name="P2" draw:layer="layout" svg:width="5.96cm" svg:height="1.955cm" svg:x="7.978cm" svg:y="6.838cm">
          <draw:text-box>
            <text:p text:style-name="P2"><text:span text:style-name="T1">데이터</text:span></text:p>
            <text:p text:style-name="P2"><text:span text:style-name="T1">과학</text:span></text:p>
          </draw:text-box>
        </draw:frame>
        <draw:frame draw:style-name="gr5" draw:text-style-name="P2" draw:layer="layout" svg:width="5.96cm" svg:height="1.955cm" svg:x="5.454cm" svg:y="8.951cm">
          <draw:text-box>
            <text:p text:style-name="P2"><text:span text:style-name="T1">위험</text:span></text:p>
            <text:p text:style-name="P2"><text:span text:style-name="T1">영역</text:span></text:p>
          </draw:text-box>
        </draw:frame>
        <draw:frame draw:style-name="gr5" draw:text-style-name="P2" draw:layer="layout" svg:width="5.96cm" svg:height="1.955cm" svg:x="10.779cm" svg:y="8.951cm">
          <draw:text-box>
            <text:p text:style-name="P2"><text:span text:style-name="T1">전통적</text:span></text:p>
            <text:p text:style-name="P2"><text:span text:style-name="T1">연구</text:span></text:p>
          </draw:text-box>
        </draw:frame>
        <draw:frame draw:style-name="gr5" draw:text-style-name="P2" draw:layer="layout" svg:width="5.96cm" svg:height="1.955cm" svg:x="8.112cm" svg:y="3.871cm">
          <draw:text-box>
            <text:p text:style-name="P2"><text:span text:style-name="T1">기계</text:span></text:p>
            <text:p text:style-name="P2"><text:span text:style-name="T1">학습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11:02:40.110565222</meta:creation-date>
    <dc:date>2015-04-24T11:19:25.890824372</dc:date>
    <meta:editing-duration>PT15S</meta:editing-duration>
    <meta:editing-cycles>1</meta:editing-cycles>
    <meta:document-statistic meta:object-count="10"/>
    <meta:generator>LibreOffice/4.2.7.2$Linux_X86_64 LibreOffice_project/420m0$Build-2</meta:generator>
  </office:meta>
</office:document-meta>
</file>